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1" svg:font-family="Arial, sans-serif"/>
    <style:font-face style:name="Lohit Devanagari1" svg:font-family="'Lohit Devanagari'"/>
    <style:font-face style:name="Roboto" svg:font-family="Roboto, sans-serif"/>
    <style:font-face style:name="Verdana" svg:font-family="Verdana,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8919" officeooo:paragraph-rsid="00158919"/>
    </style:style>
    <style:style style:name="P2" style:family="paragraph" style:parent-style-name="Standard">
      <style:text-properties officeooo:rsid="00158919" officeooo:paragraph-rsid="0016ffea"/>
    </style:style>
    <style:style style:name="P3" style:family="paragraph" style:parent-style-name="Standard">
      <style:text-properties officeooo:rsid="0018d04e" officeooo:paragraph-rsid="0018d04e"/>
    </style:style>
    <style:style style:name="P4" style:family="paragraph" style:parent-style-name="Standard" style:list-style-name="L1">
      <style:text-properties officeooo:rsid="0018d04e" officeooo:paragraph-rsid="001a5ee7"/>
    </style:style>
    <style:style style:name="P5" style:family="paragraph" style:parent-style-name="Standard" style:list-style-name="L1">
      <style:text-properties officeooo:rsid="0018d04e" officeooo:paragraph-rsid="001bb75f"/>
    </style:style>
    <style:style style:name="P6" style:family="paragraph" style:parent-style-name="Standard" style:list-style-name="L1">
      <style:text-properties officeooo:rsid="0018d04e" officeooo:paragraph-rsid="0018d04e"/>
    </style:style>
    <style:style style:name="P7" style:family="paragraph" style:parent-style-name="Standard" style:list-style-name="L1">
      <style:text-properties officeooo:rsid="001ce314" officeooo:paragraph-rsid="001ce314"/>
    </style:style>
    <style:style style:name="P8" style:family="paragraph" style:parent-style-name="Standard" style:list-style-name="L1">
      <style:text-properties officeooo:rsid="001919d0" officeooo:paragraph-rsid="001919d0"/>
    </style:style>
    <style:style style:name="P9" style:family="paragraph" style:parent-style-name="Standard">
      <style:text-properties officeooo:rsid="00158919" officeooo:paragraph-rsid="00158919"/>
    </style:style>
    <style:style style:name="P10" style:family="paragraph" style:parent-style-name="Standard">
      <style:text-properties officeooo:rsid="001f219d" officeooo:paragraph-rsid="001f219d"/>
    </style:style>
    <style:style style:name="P11" style:family="paragraph" style:parent-style-name="Standard">
      <style:text-properties officeooo:paragraph-rsid="00204059"/>
    </style:style>
    <style:style style:name="P12" style:family="paragraph" style:parent-style-name="Standard" style:list-style-name="L7">
      <style:text-properties officeooo:rsid="0020b3b7" officeooo:paragraph-rsid="0020b3b7"/>
    </style:style>
    <style:style style:name="P13" style:family="paragraph" style:parent-style-name="Standard" style:list-style-name="L7">
      <style:text-properties officeooo:rsid="0021e301" officeooo:paragraph-rsid="0021e301"/>
    </style:style>
    <style:style style:name="P14" style:family="paragraph" style:parent-style-name="Standard" style:list-style-name="L7">
      <style:text-properties officeooo:rsid="0024585b" officeooo:paragraph-rsid="0024585b"/>
    </style:style>
    <style:style style:name="P15" style:family="paragraph" style:parent-style-name="Standard">
      <style:text-properties officeooo:rsid="00267f2b" officeooo:paragraph-rsid="00267f2b"/>
    </style:style>
    <style:style style:name="P16" style:family="paragraph" style:parent-style-name="Standard" style:list-style-name="L7">
      <style:text-properties officeooo:rsid="002727f9" officeooo:paragraph-rsid="002727f9"/>
    </style:style>
    <style:style style:name="P17" style:family="paragraph" style:parent-style-name="Standard" style:list-style-name="L7">
      <style:text-properties officeooo:rsid="002923ff" officeooo:paragraph-rsid="002923ff"/>
    </style:style>
    <style:style style:name="P18" style:family="paragraph" style:parent-style-name="Standard" style:list-style-name="L7">
      <style:text-properties officeooo:rsid="002ac308" officeooo:paragraph-rsid="002ac308"/>
    </style:style>
    <style:style style:name="P19" style:family="paragraph" style:parent-style-name="Standard">
      <style:text-properties officeooo:rsid="002ac308" officeooo:paragraph-rsid="002ac308"/>
    </style:style>
    <style:style style:name="P20" style:family="paragraph" style:parent-style-name="Standard">
      <style:text-properties officeooo:rsid="002c8673" officeooo:paragraph-rsid="002c8673"/>
    </style:style>
    <style:style style:name="P21" style:family="paragraph" style:parent-style-name="Standard">
      <style:text-properties officeooo:rsid="002e43d3" officeooo:paragraph-rsid="002e43d3"/>
    </style:style>
    <style:style style:name="P22" style:family="paragraph" style:parent-style-name="Standard" style:list-style-name="L9">
      <style:text-properties officeooo:rsid="002ed8a3" officeooo:paragraph-rsid="002ed8a3"/>
    </style:style>
    <style:style style:name="P23" style:family="paragraph" style:parent-style-name="Standard" style:list-style-name="L9">
      <style:text-properties officeooo:rsid="002f4207" officeooo:paragraph-rsid="00331251"/>
    </style:style>
    <style:style style:name="P24" style:family="paragraph" style:parent-style-name="Standard" style:list-style-name="L9">
      <style:paragraph-properties>
        <style:tab-stops>
          <style:tab-stop style:position="2.529cm"/>
        </style:tab-stops>
      </style:paragraph-properties>
      <style:text-properties officeooo:rsid="002f4207" officeooo:paragraph-rsid="00331251"/>
    </style:style>
    <style:style style:name="P25" style:family="paragraph" style:parent-style-name="Standard" style:list-style-name="L9">
      <style:text-properties officeooo:rsid="00366816" officeooo:paragraph-rsid="00366816"/>
    </style:style>
    <style:style style:name="P26" style:family="paragraph" style:parent-style-name="Standard" style:list-style-name="L9">
      <style:text-properties officeooo:rsid="00384da7" officeooo:paragraph-rsid="00384da7"/>
    </style:style>
    <style:style style:name="P27" style:family="paragraph" style:parent-style-name="Standard" style:list-style-name="L9">
      <style:text-properties officeooo:rsid="00399274" officeooo:paragraph-rsid="00399274"/>
    </style:style>
    <style:style style:name="P28" style:family="paragraph" style:parent-style-name="Standard">
      <style:text-properties officeooo:rsid="00399274" officeooo:paragraph-rsid="00399274"/>
    </style:style>
    <style:style style:name="P29" style:family="paragraph" style:parent-style-name="Standard">
      <style:text-properties officeooo:rsid="003c5365" officeooo:paragraph-rsid="003c5365"/>
    </style:style>
    <style:style style:name="P30" style:family="paragraph" style:parent-style-name="Standard">
      <style:text-properties officeooo:rsid="003c9d60" officeooo:paragraph-rsid="003c9d60"/>
    </style:style>
    <style:style style:name="P31" style:family="paragraph" style:parent-style-name="Standard" style:list-style-name="L11">
      <style:text-properties style:text-underline-style="none" officeooo:rsid="004160e2" officeooo:paragraph-rsid="004160e2"/>
    </style:style>
    <style:style style:name="P32" style:family="paragraph" style:parent-style-name="Standard" style:list-style-name="L11">
      <style:text-properties style:text-underline-style="none" officeooo:rsid="004305ee" officeooo:paragraph-rsid="004305ee"/>
    </style:style>
    <style:style style:name="P33" style:family="paragraph" style:parent-style-name="Standard">
      <style:text-properties fo:font-variant="normal" fo:text-transform="none" fo:color="#000000" style:font-name="arial" fo:font-size="10.5pt" fo:letter-spacing="normal" fo:font-style="normal" style:text-underline-style="none" fo:font-weight="normal" officeooo:rsid="003c9d60" officeooo:paragraph-rsid="003c9d60"/>
    </style:style>
    <style:style style:name="P34" style:family="paragraph" style:parent-style-name="Standard">
      <style:text-properties fo:font-variant="normal" fo:text-transform="none" fo:color="#000000" style:font-name="arial" fo:font-size="10.5pt" fo:letter-spacing="normal" fo:font-style="normal" style:text-underline-style="none" fo:font-weight="normal" officeooo:rsid="004305ee" officeooo:paragraph-rsid="004305ee"/>
    </style:style>
    <style:style style:name="P35" style:family="paragraph" style:parent-style-name="Standard" style:list-style-name="L11">
      <style:text-properties officeooo:rsid="003dd514" officeooo:paragraph-rsid="003dd514"/>
    </style:style>
    <style:style style:name="P36" style:family="paragraph" style:parent-style-name="Standard" style:list-style-name="L11">
      <style:text-properties officeooo:rsid="003f4f50" officeooo:paragraph-rsid="003f4f50"/>
    </style:style>
    <style:style style:name="P37" style:family="paragraph" style:parent-style-name="Standard" style:list-style-name="L11">
      <style:text-properties style:text-underline-style="solid" style:text-underline-width="auto" style:text-underline-color="font-color" officeooo:rsid="004160e2" officeooo:paragraph-rsid="004160e2"/>
    </style:style>
    <style:style style:name="P3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ab-stops>
          <style:tab-stop style:position="1.626cm"/>
        </style:tab-stops>
      </style:paragraph-properties>
    </style:style>
    <style:style style:name="P3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ab-stops>
          <style:tab-stop style:position="1.626cm"/>
        </style:tab-stops>
      </style:paragraph-properties>
      <style:text-properties fo:font-variant="normal" fo:text-transform="none" style:font-name="Roboto" fo:font-size="12pt" fo:letter-spacing="normal" fo:font-style="normal" fo:font-weight="normal"/>
    </style:style>
    <style:style style:name="P4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ab-stops>
          <style:tab-stop style:position="1.626cm"/>
        </style:tab-stops>
      </style:paragraph-properties>
      <style:text-properties officeooo:rsid="002ed8a3" officeooo:paragraph-rsid="002ed8a3"/>
    </style:style>
    <style:style style:name="T1" style:family="text">
      <style:text-properties officeooo:rsid="0016ffea"/>
    </style:style>
    <style:style style:name="T2" style:family="text">
      <style:text-properties officeooo:rsid="00188bab"/>
    </style:style>
    <style:style style:name="T3" style:family="text">
      <style:text-properties officeooo:rsid="001919d0"/>
    </style:style>
    <style:style style:name="T4" style:family="text">
      <style:text-properties officeooo:rsid="001bb75f"/>
    </style:style>
    <style:style style:name="T5" style:family="text">
      <style:text-properties officeooo:rsid="00204059"/>
    </style:style>
    <style:style style:name="T6" style:family="text">
      <style:text-properties officeooo:rsid="0021e301"/>
    </style:style>
    <style:style style:name="T7" style:family="text">
      <style:text-properties fo:font-variant="normal" fo:text-transform="none" style:font-name="Arial" fo:font-size="9.75pt" fo:letter-spacing="normal" fo:font-style="normal" fo:font-weight="normal" loext:padding="0cm" loext:border="none"/>
    </style:style>
    <style:style style:name="T8" style:family="text">
      <style:text-properties fo:font-variant="normal" fo:text-transform="none" style:font-name="Arial" fo:font-size="9.75pt" fo:letter-spacing="normal" fo:font-style="normal" fo:font-weight="normal" officeooo:rsid="004305ee" loext:padding="0cm" loext:border="none"/>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style:text-underline-style="none" officeooo:rsid="002e43d3"/>
    </style:style>
    <style:style style:name="T12" style:family="text">
      <style:text-properties officeooo:rsid="0024feaf"/>
    </style:style>
    <style:style style:name="T13" style:family="text">
      <style:text-properties officeooo:rsid="00272f7a"/>
    </style:style>
    <style:style style:name="T14" style:family="text">
      <style:text-properties style:text-underline-style="solid" style:text-underline-width="auto" style:text-underline-color="font-color"/>
    </style:style>
    <style:style style:name="T15" style:family="text">
      <style:text-properties fo:color="#000000"/>
    </style:style>
    <style:style style:name="T16"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text-emphasize="none"/>
    </style:style>
    <style:style style:name="T17"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ed8a3" style:letter-kerning="true" style:font-size-asian="13pt" style:font-style-asian="normal" style:font-weight-asian="normal" style:text-emphasize="none"/>
    </style:style>
    <style:style style:name="T18" style:family="text">
      <style:text-properties fo:color="#000000" style:text-outline="false" style:text-line-through-style="none" style:text-line-through-type="none" style:font-name="Liberation Serif" fo:font-size="13pt" fo:text-shadow="none" style:text-underline-style="none" officeooo:rsid="002ed8a3" style:letter-kerning="true" style:font-size-asian="13pt" style:font-style-asian="normal" style:font-weight-asian="normal" style:text-emphasize="none"/>
    </style:style>
    <style:style style:name="T19" style:family="text">
      <style:text-properties officeooo:rsid="0030a102"/>
    </style:style>
    <style:style style:name="T20" style:family="text">
      <style:text-properties officeooo:rsid="00331251"/>
    </style:style>
    <style:style style:name="T21" style:family="text">
      <style:text-properties officeooo:rsid="003b107b"/>
    </style:style>
    <style:style style:name="T22" style:family="text">
      <style:text-properties officeooo:rsid="003c5365"/>
    </style:style>
    <style:style style:name="T23" style:family="text">
      <style:text-properties style:font-name="Arial1" fo:font-size="9.7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better programming </text:p>
      <text:p text:style-name="P1"><text:s/></text:p>
      <text:p text:style-name="P1"><text:span text:style-name="T1"><text:s/>A</text:span> <text:span text:style-name="T1">vehicle</text:span> that <text:span text:style-name="T1">moves at a very high speed </text:span><text:s/>with out <text:span text:style-name="T1"><text:s/>any </text:span><text:s/><text:span text:style-name="T1">speed</text:span> control <text:span text:style-name="T1">system</text:span> is dangerous.</text:p>
      <text:p text:style-name="P2"><text:span text:style-name="T1">Similarly , A </text:span>program that <text:span text:style-name="T1">runs</text:span> faster, <text:span text:style-name="T1">or that</text:span> takes less <text:span text:style-name="T1">LOC</text:span> is not <text:span text:style-name="T1">always a better Program. </text:span><text:s/></text:p>
      <text:p text:style-name="P1"/>
      <text:p text:style-name="P1"><text:span text:style-name="T1">A</text:span> software that runs fast<text:span text:style-name="T1">er</text:span> without error handling, and proper validation is not a good pro<text:span text:style-name="T21">gra</text:span>m. </text:p>
      <text:p text:style-name="P1"/>
      <text:p text:style-name="P1">Speed and LOC are not the primary criteria for better programming.</text:p>
      <text:p text:style-name="P1"/>
      <text:p text:style-name="P1">So what is better programming ?</text:p>
      <text:p text:style-name="P1"><text:span text:style-name="T1">In the words of Don Box(Director of Engineering, Microsoft) : “Writting</text:span> <text:span text:style-name="T2">reusable </text:span>code is better programming” </text:p>
      <text:p text:style-name="P3"/>
      <text:list xml:id="list1091009470" text:style-name="L1">
        <text:list-item>
          <text:p text:style-name="P4">Linker incompatability , Turbo c , Borland C <text:span text:style-name="T3">Compiler </text:span>incompatability</text:p>
        </text:list-item>
        <text:list-item>
          <text:p text:style-name="P5">Binary <text:span text:style-name="T4">In</text:span>compatability - Language intr<text:span text:style-name="T4">a</text:span>-Operability <text:span text:style-name="T4">(C, VB ,Pascal ,Python) ,</text:span></text:p>
          <text:list>
            <text:list-item>
              <text:p text:style-name="P7">Lack of common Data types <text:span text:style-name="T22">implementation</text:span></text:p>
            </text:list-item>
          </text:list>
        </text:list-item>
        <text:list-item>
          <text:p text:style-name="P6">Platform Independent</text:p>
        </text:list-item>
        <text:list-item>
          <text:p text:style-name="P8">Distributed Computing (Reusing across multiple computers in a local area network)</text:p>
        </text:list-item>
        <text:list-item>
          <text:p text:style-name="P8">Internet friendly Application - Cloud Services (Web services , RESTful Services)</text:p>
        </text:list-item>
      </text:list>
      <text:p text:style-name="P1"/>
      <text:p text:style-name="P1"/>
      <text:p text:style-name="P10">Dynamic Linking</text:p>
      <text:p text:style-name="P10"><text:tab/>Problem :Have to import the library in every single application , no code reusability and <text:span text:style-name="T5">linker compatability</text:span></text:p>
      <text:p text:style-name="P10"/>
      <text:p text:style-name="P11"><text:span text:style-name="T5">problem reolved by :</text:span></text:p>
      <text:p text:style-name="P11"/>
      <text:p text:style-name="P19">Dynamic Linking</text:p>
      <text:list xml:id="list2749311896" text:style-name="L7">
        <text:list-item>
          <text:p text:style-name="P12"><text:span text:style-name="T6">Use </text:span>class level complier directive(#include is an <text:s/>exclusive <text:span text:style-name="T6">instruction to the compiler)</text:span></text:p>
          <text:list>
            <text:list-item>
              <text:p text:style-name="P13">to <text:span text:style-name="T5">package </text:span>a<text:span text:style-name="T5"> class a</text:span>s a<text:span text:style-name="T5"> Dynamic Link Library</text:span></text:p>
            </text:list-item>
          </text:list>
        </text:list-item>
        <text:list-item>
          <text:p text:style-name="P13">This technique will add all the methods of the packaged class into the export list of &lt;&lt;Class DLL&gt;&gt;</text:p>
          <text:list>
            <text:list-item>
              <text:p text:style-name="P13">allows the runtime resolution of each method name to its address in memory</text:p>
            </text:list-item>
            <text:list-item>
              <text:p text:style-name="P14">Linkers produce an import library that exposes the symbold for the python methods</text:p>
            </text:list-item>
            <text:list-item>
              <text:p text:style-name="P14">the import lib contains the references to the Dll files and the names of exported symbols<text:span text:style-name="T12">(methods available to other modules, abstraction)</text:span></text:p>
            </text:list-item>
          </text:list>
        </text:list-item>
        <text:list-item>
          <text:p text:style-name="P17">Client links against the imported Libraries ,stubs are added to the exec that inform the loader to load the class at runtime </text:p>
        </text:list-item>
        <text:list-item>
          <text:p text:style-name="P17"/>
          <text:list>
            <text:list-item>
              <text:list>
                <text:list-item>
                  <text:p text:style-name="P16">Stub is a proxy that acts like a APIs interface(proxy) so that you deal an external API as local <text:span text:style-name="T13">service </text:span>while the Stub(auto generated by pvm) takes care of the complex process of co<text:span text:style-name="T13">mmunication(Encryption , Seurity handling , Serialisation )</text:span> with the <text:span text:style-name="T13">remote</text:span> Api</text:p>
                </text:list-item>
              </text:list>
            </text:list-item>
          </text:list>
        </text:list-item>
        <text:list-item>
          <text:p text:style-name="P18">Since we move the Class file in DLL <text:span text:style-name="T9">change management is made simple</text:span></text:p>
        </text:list-item>
      </text:list>
      <text:p text:style-name="P15"/>
      <text:p text:style-name="P15"/>
      <text:p text:style-name="P15"/>
      <text:p text:style-name="P15"/>
      <text:p text:style-name="P15"/>
      <text:p text:style-name="P15"/>
      <text:p text:style-name="P15"><text:soft-page-break/></text:p>
      <text:p text:style-name="P19">Portability:</text:p>
      <text:p text:style-name="P20">Lack of Standardization at binary level will be evident <text:s/>when a client link </text:p>
      <text:list xml:id="list3996937230" text:style-name="L9">
        <text:list-item>
          <text:p text:style-name="P22">Need to allow Fucntions and Operational Overloading </text:p>
        </text:list-item>
        <text:list-item>
          <text:p text:style-name="P22">The &lt;&lt;classname&gt;&gt; import library and DLL export symbols using mangling scheme of of compiler that build the DLL</text:p>
        </text:list-item>
        <text:list-item>
          <text:p text:style-name="P22">Client is forced to use the Same compiler(DLL’s Compiler) If he sucessfully wants to link the &lt;&lt;Classname&gt;&gt;</text:p>
        </text:list-item>
        <text:list-item>
          <text:p text:style-name="P24">Using extern “C” wont be usefull since DLL exports Member functions and not Global functions</text:p>
          <text:list>
            <text:list-item>
              <text:p text:style-name="P23"><text:span text:style-name="T19">We can alleviate the prob by using a Module Definition File </text:span><text:s/><text:span text:style-name="T20">(DEF file)</text:span></text:p>
            </text:list-item>
          </text:list>
        </text:list-item>
        <text:list-item>
          <text:p text:style-name="P25">We can attain “Link – Level compatibility<text:span text:style-name="T11">” </text:span><text:span text:style-name="T10">by using DEF file features that allow exported symbols to be aliased to different imported symbols </text:span></text:p>
        </text:list-item>
        <text:list-item>
          <text:p text:style-name="P26"><text:span text:style-name="T10">Another problem to be addressed is the generated code level incomp</text:span></text:p>
        </text:list-item>
        <text:list-item>
          <text:p text:style-name="P27"><text:span text:style-name="T10">The problem is that the genrated code (binary code) of compiler A(Microsoft Compiler) cannot be used reliably by a client use Compiler B(Watcom Compiler)</text:span></text:p>
          <text:list>
            <text:list-item>
              <text:p text:style-name="P27"><text:span text:style-name="T10">This problem arises since there is no mandate as in how the program must look during runtime.</text:span></text:p>
            </text:list-item>
          </text:list>
        </text:list-item>
        <text:list-item>
          <text:p text:style-name="P27"><text:span text:style-name="T10">This becomes a big issue if a developer wants to Develop and application using multi-binary component based executables.</text:span></text:p>
        </text:list-item>
        <text:list-item>
          <text:p text:style-name="P27"><text:span text:style-name="T10">The lack of C++ Binary standards limits what language features can be used across DLL Boundaries</text:span></text:p>
        </text:list-item>
        <text:list-item>
          <text:p text:style-name="P27"><text:span text:style-name="T10">Byte code effectivly over comes this issue though, A compiled Byte code for one particular type of VM(say ,PVM) cannont be processed my another type of VM (say, JVM)</text:span></text:p>
        </text:list-item>
      </text:list>
      <text:p text:style-name="P28"><text:span text:style-name="T10"/></text:p>
      <text:p text:style-name="P29"><text:span text:style-name="T10">Encapsulation</text:span></text:p>
      <text:list xml:id="list630782591" text:style-name="L11">
        <text:list-item>
          <text:p text:style-name="P35"><text:span text:style-name="T10"><text:s/>A library vendor creates a library with 1 class and sells it to clients after sometime he finds that there is a way to optimise it significantly .</text:span></text:p>
        </text:list-item>
        <text:list-item>
          <text:p text:style-name="P35"><text:span text:style-name="T10">Now he cant go and do much make changes in class adruptly cause his clients whould have used his library extensivly and would have called the function multiple times . A change in the library side will mean a change in the clients side too .Which will increase the cost way too much</text:span></text:p>
        </text:list-item>
        <text:list-item>
          <text:p text:style-name="P35"><text:span text:style-name="T10">One way to ensure this situvation doesnt arise is to use encapsulation meaning declare all deta member as private meaning no client can write code that can acess the data members of the class</text:span></text:p>
        </text:list-item>
        <text:list-item>
          <text:p text:style-name="P35"><text:span text:style-name="T10">We can add or modify private data members amd tweak the consructor as required to update our class without any problems on the client side.</text:span></text:p>
        </text:list-item>
        <text:list-item>
          <text:p text:style-name="P36"><text:span text:style-name="T10">Next problem we face is that even tough the language supports syntatic encapsulation it might not support Binary encapsulation</text:span></text:p>
          <text:list>
            <text:list-item>
              <text:p text:style-name="P37"><text:span text:style-name="T7">Problems</text:span></text:p>
            </text:list-item>
            <text:list-item>
              <text:p text:style-name="P31"><text:span text:style-name="T7">C++ draft standard had </text:span><text:span text:style-name="T8">no notation on binary encapsulation </text:span></text:p>
            </text:list-item>
            <text:list-item>
              <text:p text:style-name="P32"><text:span text:style-name="T7">Complation model of C++ requires the client’s compiler to have acess to all information regarding the objects layout in order to instantiate an instance of a class or to make non virtual method calls</text:span></text:p>
            </text:list-item>
          </text:list>
        </text:list-item>
      </text:list>
      <text:p text:style-name="P29"/>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oft-page-break/><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Reference</text:span></text:p>
      <text:p text:style-name="P21"><text:span text:style-name="T14"/></text:p>
      <text:p text:style-name="P21"><text:span text:style-name="T16">Function overloading :</text:span></text:p>
      <text:p text:style-name="P38"><text:span text:style-name="T16">A feature in C++ that enables several functions of the same name can be defined with different types of parameters or different number of parameters. This feature is called function overloading. The appropriate function will be identified by the compiler by examining the number or the types of parameters / arguments in the overloaded function. Function overloading reduces the investment of different function names and used to perform similar functionality by more than one function.</text:span></text:p>
      <text:p text:style-name="P38"/>
      <text:p text:style-name="P38"><text:span text:style-name="T16">Operator overloading :</text:span></text:p>
      <text:p text:style-name="P38"><text:span text:style-name="T16">A feature in C++ that enables the redefinition of operators. This feature operates on user defined objects. All overloaded operators provides syntactic sugar for function calls that are equivalent. Without adding to / changing the fundamental language changes, operator overloading provides a pleasant façade.</text:span></text:p>
      <text:p text:style-name="P38"><text:span text:style-name="T17"/></text:p>
      <text:p text:style-name="P40"><text:span text:style-name="T17">E</text:span><text:span text:style-name="T16">xtern “C”</text:span></text:p>
      <text:p text:style-name="P39"><text:soft-page-break/><text:span text:style-name="T18">Extern “C” in C++. When some code is put in extern “C” block, the C++ compiler ensures that the function names are unmangled – that the compiler emits a binary file with their names unchanged, as a C compiler would do</text:span></text:p>
      <text:p text:style-name="P21"><text:span text:style-name="T14"/></text:p>
      <text:p text:style-name="P30"><text:span text:style-name="T14">Profiling:</text:span></text:p>
      <text:p text:style-name="P33">In software engineering, profiling is a form of dynamic program analysis that measures, for example, the space or time complexity of a program, the usage of particular instructions, or the frequency and duration of function calls. Most commonly, profiling information serves to aid program optimization</text:p>
      <text:p text:style-name="P33"/>
      <text:p text:style-name="P34">Binary Encapsulation</text:p>
      <text:p text:style-name="P34"><text:span text:style-name="T23">Binary encapsulation is not directly supported by C++ and is when you</text:span><text:line-break/><text:span text:style-name="T23">(the compiler) don't have to know the details of an object to</text:span><text:line-break/><text:span text:style-name="T23">instanciate and use it. In C++ this can't be done since the compiler</text:span><text:line-break/><text:span text:style-name="T23">need to know the type and sice of all members to instanciate the</text:span><text:line-break/><text:span text:style-name="T23">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1" svg:font-family="Arial, sans-serif"/>
    <style:font-face style:name="Lohit Devanagari1" svg:font-family="'Lohit Devanagari'"/>
    <style:font-face style:name="Roboto" svg:font-family="Roboto, sans-serif"/>
    <style:font-face style:name="Verdana" svg:font-family="Verdana,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6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7:44:27.473818759</meta:creation-date>
    <meta:editing-duration>PT58M32S</meta:editing-duration>
    <meta:editing-cycles>4</meta:editing-cycles>
    <meta:generator>LibreOffice/6.0.7.3$Linux_X86_64 LibreOffice_project/00m0$Build-3</meta:generator>
    <dc:date>2020-05-15T18:51:31.003114528</dc:date>
    <meta:document-statistic meta:table-count="0" meta:image-count="0" meta:object-count="0" meta:page-count="4" meta:paragraph-count="62" meta:word-count="1056" meta:character-count="6269" meta:non-whitespace-character-count="5287"/>
  </office:meta>
</office:document-meta>
</file>